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a 1 - Composición por genero" table:style-name="ta1">
        <table:shapes>
          <draw:frame draw:z-index="0" draw:style-name="gr1" draw:text-style-name="P1" svg:width="15.983cm" svg:height="8.995cm" svg:x="9.121cm" svg:y="3.161cm">
            <draw:object draw:notify-on-update-of-ranges="'Tabla 1 - Composición por genero'.F2:'Tabla 1 - Composición por genero'.K2 'Tabla 1 - Composición por genero'.E3:'Tabla 1 - Composición por genero'.E3 'Tabla 1 - Composición por genero'.F3:'Tabla 1 - Composición por genero'.K3 'Tabla 1 - Composición por genero'.E4:'Tabla 1 - Composición por genero'.E4 'Tabla 1 - Composición por genero'.F4:'Tabla 1 - Composición por genero'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Nr of Artists</text:p>
          </table:table-cell>
          <table:table-cell table:style-name="Default" office:value-type="string" calcext:value-type="string">
            <text:p>Release Year</text:p>
          </table:table-cell>
          <table:table-cell table:style-name="Default" office:value-type="string" calcext:value-type="string">
            <text:p>ArtistsGender</text:p>
          </table:table-cell>
          <table:table-cell table:number-columns-repeated="2"/>
          <table:table-cell office:value-type="string" calcext:value-type="string" table:number-columns-spanned="6" table:number-rows-spanned="1">
            <text:p>Release Year</text:p>
          </table:table-cell>
          <table:covered-table-cell table:number-columns-repeated="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e</text:p>
          </table:table-cell>
          <table:table-cell office:value-type="string" calcext:value-type="string" table:number-columns-spanned="1" table:number-rows-spanned="4">
            <text:p>Gender</text:p>
          </table:table-cell>
          <table:table-cell table:style-name="ce1" office:value-type="string" calcext:value-type="string">
            <text:p>female</text:p>
          </table:table-cell>
          <table:table-cell table:formula="of:=[.A2]" office:value-type="float" office:value="152" calcext:value-type="float">
            <text:p>152</text:p>
          </table:table-cell>
          <table:table-cell table:formula="of:=[.A6]" office:value-type="float" office:value="156" calcext:value-type="float">
            <text:p>156</text:p>
          </table:table-cell>
          <table:table-cell table:formula="of:=[.A10]" office:value-type="float" office:value="137" calcext:value-type="float">
            <text:p>137</text:p>
          </table:table-cell>
          <table:table-cell table:formula="of:=[.A14]" office:value-type="float" office:value="134" calcext:value-type="float">
            <text:p>134</text:p>
          </table:table-cell>
          <table:table-cell table:formula="of:=[.A18]" office:value-type="float" office:value="128" calcext:value-type="float">
            <text:p>128</text:p>
          </table:table-cell>
          <table:table-cell table:formula="of:=[.A22]"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/A - band</text:p>
          </table:table-cell>
          <table:covered-table-cell/>
          <table:table-cell table:style-name="ce1" office:value-type="string" calcext:value-type="string">
            <text:p>male</text:p>
          </table:table-cell>
          <table:table-cell table:formula="of:=[.A3]" office:value-type="float" office:value="545" calcext:value-type="float">
            <text:p>545</text:p>
          </table:table-cell>
          <table:table-cell table:formula="of:=[.A7]" office:value-type="float" office:value="532" calcext:value-type="float">
            <text:p>532</text:p>
          </table:table-cell>
          <table:table-cell table:formula="of:=[.A11]" office:value-type="float" office:value="504" calcext:value-type="float">
            <text:p>504</text:p>
          </table:table-cell>
          <table:table-cell table:formula="of:=[.A15]" office:value-type="float" office:value="463" calcext:value-type="float">
            <text:p>463</text:p>
          </table:table-cell>
          <table:table-cell table:formula="of:=[.A19]" office:value-type="float" office:value="431" calcext:value-type="float">
            <text:p>431</text:p>
          </table:table-cell>
          <table:table-cell table:formula="of:=[.A23]" office:value-type="float" office:value="456" calcext:value-type="float">
            <text:p>45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-binary</text:p>
          </table:table-cell>
          <table:covered-table-cell/>
          <table:table-cell table:style-name="ce1" office:value-type="string" calcext:value-type="string">
            <text:p>N/A - band</text:p>
          </table:table-cell>
          <table:table-cell table:formula="of:=[.A4]" office:value-type="float" office:value="442" calcext:value-type="float">
            <text:p>442</text:p>
          </table:table-cell>
          <table:table-cell table:formula="of:=[.A8]" office:value-type="float" office:value="426" calcext:value-type="float">
            <text:p>426</text:p>
          </table:table-cell>
          <table:table-cell table:formula="of:=[.A12]" office:value-type="float" office:value="388" calcext:value-type="float">
            <text:p>388</text:p>
          </table:table-cell>
          <table:table-cell table:formula="of:=[.A16]" office:value-type="float" office:value="373" calcext:value-type="float">
            <text:p>373</text:p>
          </table:table-cell>
          <table:table-cell table:formula="of:=[.A20]" office:value-type="float" office:value="373" calcext:value-type="float">
            <text:p>373</text:p>
          </table:table-cell>
          <table:table-cell table:formula="of:=[.A24]" office:value-type="float" office:value="377" calcext:value-type="float">
            <text:p>37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male</text:p>
          </table:table-cell>
          <table:covered-table-cell/>
          <table:table-cell table:style-name="ce1" office:value-type="string" calcext:value-type="string">
            <text:p>non-binary</text:p>
          </table:table-cell>
          <table:table-cell table:formula="of:=[.A5]" office:value-type="float" office:value="26" calcext:value-type="float">
            <text:p>26</text:p>
          </table:table-cell>
          <table:table-cell table:formula="of:=[.A9]" office:value-type="float" office:value="17" calcext:value-type="float">
            <text:p>17</text:p>
          </table:table-cell>
          <table:table-cell table:formula="of:=[.A13]" office:value-type="float" office:value="15" calcext:value-type="float">
            <text:p>15</text:p>
          </table:table-cell>
          <table:table-cell table:formula="of:=[.A17]" office:value-type="float" office:value="12" calcext:value-type="float">
            <text:p>12</text:p>
          </table:table-cell>
          <table:table-cell table:formula="of:=[.A21]" office:value-type="float" office:value="20" calcext:value-type="float">
            <text:p>20</text:p>
          </table:table-cell>
          <table:table-cell table:formula="of:=[.A25]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e</text:p>
          </table:table-cell>
          <table:table-cell/>
          <table:table-cell>
            <draw:frame draw:z-index="1" draw:style-name="gr1" draw:text-style-name="P1" svg:width="15.984cm" svg:height="8.987cm" svg:x="0.412cm" svg:y="0.274cm">
              <draw:object draw:notify-on-update-of-ranges="'Tabla 1 - Composición por genero'.E2:'Tabla 1 - Composición por genero'.E2 'Tabla 1 - Composición por genero'.F2:'Tabla 1 - Composición por genero'.K2 'Tabla 1 - Composición por genero'.E3:'Tabla 1 - Composición por genero'.E3 'Tabla 1 - Composición por genero'.F3:'Tabla 1 - Composición por genero'.K3 'Tabla 1 - Composición por genero'.E4:'Tabla 1 - Composición por genero'.E4 'Tabla 1 - Composición por genero'.F4:'Tabla 1 - Composición por genero'.K4 'Tabla 1 - Composición por genero'.E5:'Tabla 1 - Composición por genero'.E5 'Tabla 1 - Composición por genero'.F5:'Tabla 1 - Composición por genero'.K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Artist’s Name</text:p>
          </table:table-cell>
          <table:table-cell office:value-type="string" calcext:value-type="string">
            <text:p>Avg Popularity Index</text:p>
          </table:table-cell>
        </table:table-row>
        <table:table-row table:style-name="ro2">
          <table:table-cell/>
          <table:table-cell table:style-name="ce1" office:value-type="string" calcext:value-type="string">
            <text:p>fema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Olivia Rodrigo</text:p>
          </table:table-cell>
          <table:table-cell table:style-name="ce1" office:value-type="float" office:value="81" calcext:value-type="float">
            <text:p>81</text:p>
          </table:table-cell>
        </table:table-row>
      </table:table>
      <table:table table:name="Nationalities" table:style-name="ta1"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Nr of Artist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untry</text:p>
          </table:table-cell>
          <table:table-cell table:number-columns-repeated="3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Japan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gland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etherlands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etherland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weden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uerto Rico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pan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weden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etherlands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number-columns-repeated="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etherlands</text:p>
          </table:table-cell>
          <table:table-cell table:number-columns-repeated="8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nited States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weden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etherlands</text:p>
          </table:table-cell>
          <table:table-cell table:number-columns-repeated="8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nited States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weden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uerto Rico</text:p>
          </table:table-cell>
          <table:table-cell table:number-columns-repeated="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United States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etherlands</text:p>
          </table:table-cell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weden</text:p>
          </table:table-cell>
          <table:table-cell table:number-columns-repeated="8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United States</text:p>
          </table:table-cell>
          <table:table-cell table:number-columns-repeated="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rance</text:p>
          </table:table-cell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etherland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8:26:18.5683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6:11:11.851314300</meta:creation-date>
    <dc:date>2025-05-06T19:24:21.064678700</dc:date>
    <meta:editing-duration>PT29M33S</meta:editing-duration>
    <meta:editing-cycles>2</meta:editing-cycles>
    <meta:generator>LibreOffice/25.2.2.2$Windows_X86_64 LibreOffice_project/7370d4be9e3cf6031a51beef54ff3bda878e3fac</meta:generator>
    <meta:document-statistic meta:table-count="3" meta:cell-count="25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96cm" xlink:href=".." xlink:type="simple" chart:class="chart:bar" chart:style-name="ch1">
        <chart:legend chart:legend-position="end" svg:x="14.17cm" svg:y="3.958cm" style:legend-expansion="high" chart:style-name="ch2"/>
        <chart:plot-area chart:style-name="ch3" svg:x="0.319cm" svg:y="0.179cm" svg:width="13.532cm" svg:height="8.638cm">
          <chart:coordinate-region svg:x="1.472cm" svg:y="0.374cm" svg:width="12.379cm" svg:height="7.804cm"/>
          <chart:axis chart:dimension="x" chart:name="primary-x" chart:style-name="ch4" chartooo:axis-type="auto">
            <chartooo:date-scale/>
            <chart:categories table:cell-range-address="'Tabla 1 - Composición por genero'.F2:'Tabla 1 - Composición por genero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a 1 - Composición por genero'.F3:'Tabla 1 - Composición por genero'.K3" chart:label-cell-address="'Tabla 1 - Composición por genero'.E3:'Tabla 1 - Composición por genero'.E3" chart:class="chart:bar">
            <chart:data-point chart:repeated="6"/>
          </chart:series>
          <chart:series chart:style-name="ch8" chart:values-cell-range-address="'Tabla 1 - Composición por genero'.F4:'Tabla 1 - Composición por genero'.K4" chart:label-cell-address="'Tabla 1 - Composición por genero'.E4:'Tabla 1 - Composición por genero'.E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19">
                <text:p>2019</text:p>
                <draw:g>
                  <svg:desc>'Tabla 1 - Composición por genero'.F2:'Tabla 1 - Composición por genero'.K2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'Tabla 1 - Composición por genero'.E3:'Tabla 1 - Composición por genero'.E3</svg:desc>
                </draw:g>
              </table:table-cell>
              <table:table-cell office:value-type="float" office:value="152">
                <text:p>152</text:p>
                <draw:g>
                  <svg:desc>'Tabla 1 - Composición por genero'.F3:'Tabla 1 - Composición por genero'.K3</svg:desc>
                </draw:g>
              </table:table-cell>
              <table:table-cell office:value-type="float" office:value="156">
                <text:p>156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male</text:p>
                <draw:g>
                  <svg:desc>'Tabla 1 - Composición por genero'.E4:'Tabla 1 - Composición por genero'.E4</svg:desc>
                </draw:g>
              </table:table-cell>
              <table:table-cell office:value-type="float" office:value="545">
                <text:p>545</text:p>
                <draw:g>
                  <svg:desc>'Tabla 1 - Composición por genero'.F4:'Tabla 1 - Composición por genero'.K4</svg:desc>
                </draw:g>
              </table:table-cell>
              <table:table-cell office:value-type="float" office:value="532">
                <text:p>532</text:p>
              </table:table-cell>
              <table:table-cell office:value-type="float" office:value="504">
                <text:p>504</text:p>
              </table:table-cell>
              <table:table-cell office:value-type="float" office:value="463">
                <text:p>463</text:p>
              </table:table-cell>
              <table:table-cell office:value-type="float" office:value="431">
                <text:p>431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88cm" xlink:href=".." xlink:type="simple" chart:class="chart:bar" chart:style-name="ch1">
        <chart:legend chart:legend-position="end" svg:x="13.544cm" svg:y="3.709cm" style:legend-expansion="high" chart:style-name="ch2"/>
        <chart:plot-area chart:style-name="ch3" svg:x="0.319cm" svg:y="0.179cm" svg:width="12.906cm" svg:height="8.63cm">
          <chart:coordinate-region svg:x="1.472cm" svg:y="0.374cm" svg:width="11.753cm" svg:height="7.796cm"/>
          <chart:axis chart:dimension="x" chart:name="primary-x" chart:style-name="ch4" chartooo:axis-type="auto">
            <chartooo:date-scale/>
            <chart:categories table:cell-range-address="'Tabla 1 - Composición por genero'.F2:'Tabla 1 - Composición por genero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a 1 - Composición por genero'.F3:'Tabla 1 - Composición por genero'.K3" chart:label-cell-address="'Tabla 1 - Composición por genero'.E3:'Tabla 1 - Composición por genero'.E3" chart:class="chart:bar">
            <chart:data-point chart:repeated="6"/>
          </chart:series>
          <chart:series chart:style-name="ch8" chart:values-cell-range-address="'Tabla 1 - Composición por genero'.F4:'Tabla 1 - Composición por genero'.K4" chart:label-cell-address="'Tabla 1 - Composición por genero'.E4:'Tabla 1 - Composición por genero'.E4" chart:class="chart:bar">
            <chart:data-point chart:repeated="6"/>
          </chart:series>
          <chart:series chart:style-name="ch9" chart:values-cell-range-address="'Tabla 1 - Composición por genero'.F5:'Tabla 1 - Composición por genero'.K5" chart:label-cell-address="'Tabla 1 - Composición por genero'.E5:'Tabla 1 - Composición por genero'.E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19">
                <text:p>2019</text:p>
                <draw:g>
                  <svg:desc>'Tabla 1 - Composición por genero'.F2:'Tabla 1 - Composición por genero'.K2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'Tabla 1 - Composición por genero'.E3:'Tabla 1 - Composición por genero'.E3</svg:desc>
                </draw:g>
              </table:table-cell>
              <table:table-cell office:value-type="float" office:value="152">
                <text:p>152</text:p>
                <draw:g>
                  <svg:desc>'Tabla 1 - Composición por genero'.F3:'Tabla 1 - Composición por genero'.K3</svg:desc>
                </draw:g>
              </table:table-cell>
              <table:table-cell office:value-type="float" office:value="156">
                <text:p>156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male</text:p>
                <draw:g>
                  <svg:desc>'Tabla 1 - Composición por genero'.E4:'Tabla 1 - Composición por genero'.E4</svg:desc>
                </draw:g>
              </table:table-cell>
              <table:table-cell office:value-type="float" office:value="545">
                <text:p>545</text:p>
                <draw:g>
                  <svg:desc>'Tabla 1 - Composición por genero'.F4:'Tabla 1 - Composición por genero'.K4</svg:desc>
                </draw:g>
              </table:table-cell>
              <table:table-cell office:value-type="float" office:value="532">
                <text:p>532</text:p>
              </table:table-cell>
              <table:table-cell office:value-type="float" office:value="504">
                <text:p>504</text:p>
              </table:table-cell>
              <table:table-cell office:value-type="float" office:value="463">
                <text:p>463</text:p>
              </table:table-cell>
              <table:table-cell office:value-type="float" office:value="431">
                <text:p>43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N/A - band</text:p>
                <draw:g>
                  <svg:desc>'Tabla 1 - Composición por genero'.E5:'Tabla 1 - Composición por genero'.E5</svg:desc>
                </draw:g>
              </table:table-cell>
              <table:table-cell office:value-type="float" office:value="442">
                <text:p>442</text:p>
                <draw:g>
                  <svg:desc>'Tabla 1 - Composición por genero'.F5:'Tabla 1 - Composición por genero'.K5</svg:desc>
                </draw:g>
              </table:table-cell>
              <table:table-cell office:value-type="float" office:value="426">
                <text:p>426</text:p>
              </table:table-cell>
              <table:table-cell office:value-type="float" office:value="388">
                <text:p>388</text:p>
              </table:table-cell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77">
                <text:p>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